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438" officeooo:paragraph-rsid="0015f438"/>
    </style:style>
    <style:style style:name="P2" style:family="paragraph" style:parent-style-name="Standard">
      <style:text-properties officeooo:rsid="0015f438" officeooo:paragraph-rsid="00167747"/>
    </style:style>
    <style:style style:name="P3" style:family="paragraph" style:parent-style-name="Standard">
      <style:text-properties officeooo:rsid="0015f438" officeooo:paragraph-rsid="0016a84f"/>
    </style:style>
    <style:style style:name="P4" style:family="paragraph" style:parent-style-name="Standard">
      <style:text-properties officeooo:rsid="001867c7" officeooo:paragraph-rsid="001867c7"/>
    </style:style>
    <style:style style:name="P5" style:family="paragraph" style:parent-style-name="Standard">
      <style:text-properties officeooo:rsid="0018a4d8" officeooo:paragraph-rsid="0018a4d8"/>
    </style:style>
    <style:style style:name="P6" style:family="paragraph" style:parent-style-name="Standard">
      <style:text-properties officeooo:rsid="001a9c0a" officeooo:paragraph-rsid="001a9c0a"/>
    </style:style>
    <style:style style:name="T1" style:family="text">
      <style:text-properties officeooo:rsid="00167747"/>
    </style:style>
    <style:style style:name="T2" style:family="text">
      <style:text-properties officeooo:rsid="0016a84f"/>
    </style:style>
    <style:style style:name="T3" style:family="text">
      <style:text-properties officeooo:rsid="0018a4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l tool si trova all'interno del package 'dissector.plugins', utilizza la libreria nel package 'dissector.plugins.libs' che contiene specificatamente la libreria 'networkx' e 'androguard'.<text:line-break/>Il pacchetto 'androguard' consiste nella più recente release (15/09/2015) reperibile al link: <text:a xlink:type="simple" xlink:href="https://github.com/androguard/androguard/releases">https://github.com/androguard/androguard/releases</text:a></text:p>
      <text:p text:style-name="P1"/>
      <text:p text:style-name="P1">Il file 'build_graph_plugin.py' estende lo “scheletro” generico di un possibile plugin al progetto 'dissector' che consiste nel file 'generic_plugin.py'. 'build_graph_plugin.py' utilizza la libreria 'androguard' per creare il grafo di chiamate dei metodi del file .apk o .dex <text:s/>fornito dall'utilizzatore.</text:p>
      <text:p text:style-name="P1">I metodi forniti da 'build_graph_plugin.py' sono:</text:p>
      <text:p text:style-name="P1"/>
      <text:p text:style-name="P1"><text:span text:style-name="T1">1)</text:span> analyze: <text:span text:style-name="T1">analizza il file fornito e ne crea il grafo delle chiamate che viene salvato in formato .gexf nel campo 'analysis'. E' possibile fornire una lista degli identificatori di classi di interesse che l'analisi deve inserire nel grafo, se presenti.</text:span></text:p>
      <text:p text:style-name="P1"/>
      <text:p text:style-name="P1"><text:span text:style-name="T1">2)</text:span> analyze_sub: <text:span text:style-name="T1">chiama il metodo 'sub' e ritorna il grafo risultante senza modificare lo stato dell'analisi attuale.</text:span></text:p>
      <text:p text:style-name="P1"><text:tab/></text:p>
      <text:p text:style-name="P2"><text:span text:style-name="T1">3)</text:span> analyze_trim: <text:span text:style-name="T1">chiama il metodo 'trim' e ritorna il grafo risultante senza modificare lo stato dell'analisi attuale.</text:span></text:p>
      <text:p text:style-name="P2"/>
      <text:p text:style-name="P1"><text:span text:style-name="T1">4)</text:span> bf_graph: <text:span text:style-name="T1">visita (breadth-first) il grafo specificato a partire dal nodo fornito salvando i nodi visitati nel buffer fornito.</text:span></text:p>
      <text:p text:style-name="P1"/>
      <text:p text:style-name="P1"><text:span text:style-name="T1">5)</text:span> save_analysis_to_file: <text:span text:style-name="T1">utilizza 'androguard' per salvare su file sul percorso specificato il grafo presente nel campo 'analysis', se tale campo è vuoto solleva un errore.</text:span></text:p>
      <text:p text:style-name="P1"/>
      <text:p text:style-name="P3"><text:span text:style-name="T1">6)</text:span> sub: <text:span text:style-name="T2">crea un sottografo del campo 'analysis' sui nodi appartenenti alle classi specificate e salva il sottografo in formato .gexf nel campo 'class_subbed_analysis'. Se il campo 'analysis' è vuoto solleva un errore.</text:span></text:p>
      <text:p text:style-name="P1"/>
      <text:p text:style-name="P3"><text:span text:style-name="T2">7)</text:span> subbed_analysis_to_file: <text:span text:style-name="T1">utilizza 'androguard' per salvare su file sul percorso specificato il grafo presente nel campo 'class_subbed_analysis'', se tale campo è vuoto solleva un errore.</text:span></text:p>
      <text:p text:style-name="P3"/>
      <text:p text:style-name="P1"><text:span text:style-name="T2">8)</text:span> trim_graph: <text:span text:style-name="T2">elimina dal grafo nel campo 'analysis' i nodi e i loro relativi figli <text:s/>il cui identificativo soddisfa il match con la regex fornita per argomento. Salva il grafo risultante in formato .gexf nel campo 'trimmed_analysis'.</text:span></text:p>
      <text:p text:style-name="P1"/>
      <text:p text:style-name="P1"><text:span text:style-name="T2">9)</text:span> trim_sub_save: <text:span text:style-name="T2">esegue i metodi 'trim_graph' e 'sub' con gli argomenti forniti e salva su file il grafo risultante sul percorso specificato.</text:span></text:p>
      <text:p text:style-name="P1"/>
      <text:p text:style-name="P3"><text:span text:style-name="T2">10)</text:span> trimmed_analysis_to_file:<text:span text:style-name="T1">utilizza 'androguard' per salvare su file sul percorso specificato il grafo presente nel campo 'trimmed_analysis'', se tale campo è vuoto solleva un errore.</text:span></text:p>
      <text:p text:style-name="P3"/>
      <text:p text:style-name="P4">Per superare l'ostacolo della struttura multi-dex di alcune app “grandi” <text:span text:style-name="T3">è stata modificata la libreria 'androguard' che è forzato in questo modo ad analizzare ogni .dex presente, creando il grafo di analisi utilizzando tutte le informazioni ricavate. Le modifiche sono limitate al file 'dvm.py', mantengono la logica di androguard permettendo agli oggetti DalvikVMFormat e ClassManager che precedentemente erano associati ad un singolo .dex di essere associati a più .dex.</text:span></text:p>
      <text:p text:style-name="P5"/>
      <text:p text:style-name="P5">Il problema principale trovato è la poca rapidità dell'operazione di analisi della libreria androguard, nel caso di app multi-dex rallenta parecchio il debug.</text:p>
      <text:p text:style-name="P5"/>
      <text:p text:style-name="P6"><text:soft-page-break/>Nel pacchetto 'dissector.plugins.raw_tests' è presente il file 'test_buildGraphPlugin.py' che contiene vari test esemplificativi dell'utilizzo del tool, la maggior parte di questi è lasciata commentata per ragioni di tempo di calcolo del test nella sua interità; è quindi sufficiente eliminare il commento a questi metodi per eseguirne il test. Notare la necessità di inserire percorsi validi per il file di input e di outpu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6:41:13.132838165</meta:creation-date>
    <dc:date>2016-09-26T18:43:47.306426956</dc:date>
    <meta:editing-duration>PT1H31M52S</meta:editing-duration>
    <meta:editing-cycles>3</meta:editing-cycles>
    <meta:generator>LibreOffice/4.2.8.2$Linux_X86_64 LibreOffice_project/420m0$Build-2</meta:generator>
    <meta:document-statistic meta:table-count="0" meta:image-count="0" meta:object-count="0" meta:page-count="2" meta:paragraph-count="17" meta:word-count="495" meta:character-count="3499" meta:non-whitespace-character-count="3016"/>
  </office:meta>
</office:document-meta>
</file>